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 Idea – Jedi Assassin: A Hero's Rise <text:s/></text:p>
      <text:p text:style-name="Standard"/>
      <text:p text:style-name="Standard">Subject – After the end of The galatic civil war, crime is still rampant in the old Captial city, as well as throughout the outer rims. <text:s/>A maniacal faction called the First Order is looking to gain power in a time of peace by studying and harnessing the power of the Occult. <text:s/>They look to resurrect ancient evils and have them reign terror throughout a galaxy newly at peace. <text:s/>Enter Colin Rayner, the 18 year old son of a successful Rebel Pilot David Rayner. <text:s/>He is looking to become more than just a farmer as his father retired to be. <text:s/>Our story begins in the ancient Sith world of Moraband, where the head of the Mos Maiorum society Marlon Mereck is uncovering the tomb of an ancient Sith Lord. <text:s/></text:p>
      <text:p text:style-name="Standard"/>
      <text:p text:style-name="Standard"/>
      <text:p text:style-name="Standard">The Good</text:p>
      <text:p text:style-name="Standard"/>
      <text:p text:style-name="Standard">Colin Rayner – a young idealist, with a father and mother who fought in the Rebel alliance, all he wants to do is be a solider just like everyone in his family. <text:s/>He was born and raised in the outer rims and loses his home to Mereck. <text:s/>In order to turn the tables on the occult society Rayner seeks out the help of the lost Jedi Knight...... <text:s/></text:p>
      <text:p text:style-name="Standard"/>
      <text:p text:style-name="Standard">Ahsoka Tano – the lost Jedi, after barely escaping the battle at Malacore with her life, Ahsoka traveled around the galaxy until she remained to live in solitude on the lost system of Agartha. <text:s/>She returns to the fight as a bow-wealding vigilante to assist Rayner in defeating the Mos Maiorum society. <text:s/>Ahsoka is superior in hand-to hand combat, archery, Lightsaber skills as well as her skills with the Force. <text:s/></text:p>
      <text:p text:style-name="Standard"/>
      <text:p text:style-name="Standard">Boba Fett – A long time bounty hunter and friend to Ahsoka Tano, after years of bounty hunting he has ran out of contracts to go after, until he receives and offer from Rayner and Tano to join the crusade. <text:s/>After spending the previous three years in prison, the team gets Fett out of his cell and back on the streets where he continues his reputation as the Galaxy's most feared hunter. <text:s text:c="2"/></text:p>
      <text:p text:style-name="Standard"/>
      <text:p text:style-name="Standard"/>
      <text:p text:style-name="Standard">The Bad </text:p>
      <text:p text:style-name="Standard"/>
      <text:p text:style-name="Standard">Marlon Mereck – The Sadistic leader of the Mos Maiorum Society, his plan is to resurrect ancient demons from the old world in order to take over the Galaxy. <text:s/>Though his affiliation is with a group called the First Order, his campaign towards this questionable science is not funded through this organization. <text:s/></text:p>
      <text:p text:style-name="Standard"/>
      <text:p text:style-name="Standard">L. Ron Mack – The Head of the military wing of the Mos Maiorum society, this man is in charge of keeping the ranks of this secret society filled with former imperial soldiers and sympathizers that still wish for the Emperor's control. <text:s/>This man is obssessed with the ways of the Sith, he wishes nothing more than to fight and defeat a Jedi in saber combat to prove once and for all that he could have been a sith lord. <text:s/></text:p>
      <text:p text:style-name="Standard"/>
      <text:p text:style-name="Standard">Sagittarius – a mysterious Sith robed archer who terrorizes the law enforcement and the people of the galaxy. <text:s/>This thing was known to be one of Palpatine's Inquisitors, a man with Sith training and superior fighting skills. <text:s/>Their skills with a bow are very formidable as well is their hand to hand combat skills. <text:s/>Not much is known about this ghost, only that they have more plans then meet the eye.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0:10:39</meta:creation-date>
    <dc:date>2017-07-29T13:56:21</dc:date>
    <meta:editing-duration>P52DT9H1M47S</meta:editing-duration>
    <meta:editing-cycles>10</meta:editing-cycles>
    <meta:generator>OpenOffice.org/3.4.1$Unix OpenOffice.org_project/341m1$Build-9593</meta:generator>
    <meta:document-statistic meta:table-count="0" meta:image-count="0" meta:object-count="0" meta:page-count="1" meta:paragraph-count="10" meta:word-count="553" meta:character-count="3031"/>
  </office:meta>
</office:document-meta>
</file>